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ize="14pt" style:text-underline-style="none" fo:font-weight="normal" style:font-size-asian="14pt" style:font-weight-asian="normal" style:font-size-complex="14pt" style:font-weight-complex="normal"/>
    </style:style>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text-properties fo:font-size="12pt" style:text-underline-style="none" fo:font-weight="normal" style:font-size-asian="10.5pt" style:font-weight-asian="normal" style:font-size-complex="12pt" style:font-weight-complex="normal"/>
    </style:style>
    <style:style style:name="P12" style:family="paragraph" style:parent-style-name="Standard">
      <style:paragraph-properties fo:break-before="page"/>
      <style:text-properties fo:font-size="14pt" style:text-underline-style="none" fo:font-weight="bold" style:font-size-asian="14pt" style:font-weight-asian="bold" style:font-size-complex="14pt" style:font-weight-complex="bold"/>
    </style:style>
    <style:style style:name="T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600 Project Specification</text:p>
      <text:p text:style-name="P2">By Nicholas L. Cox</text:p>
      <text:p text:style-name="P2">January 2012</text:p>
      <text:p text:style-name="P2"/>
      <text:p text:style-name="P3">Overview</text:p>
      <text:p text:style-name="Standard"><text:tab/>I intend to create some algorithms that model the way sound is shaped by the head and received by the ears in order to have a program be able to translate a mono audio file, along with some position information, into binaural sounds that allow the listener to pinpoint the position of the sound. This will happen in two parts. First I'll start by making some stereo recordings with a mannequin head and two microphones. Second I'll feed those into some modeling software to create an algorithm that can determine the needed timing and frequency manipulation required to achieve the desired spacial positioning. Then I will code the algorithms into a program that can demonstrate the effect.</text:p>
      <text:p text:style-name="Standard"/>
      <text:p text:style-name="P3">Part 1</text:p>
      <text:p text:style-name="Standard"><text:tab/>Make stereo recordings. I will place the microphones inside the mannequin head such that they will pick up sound as if they were the ears. Then, in a sound stage. I'll move a sound source all around the head while recording and taking note of the position at all times.</text:p>
      <text:p text:style-name="Standard"/>
      <text:p text:style-name="P2">Core Tasks this semester:</text:p>
      <text:list xml:id="list1635631299" text:style-name="L3">
        <text:list-item>
          <text:p text:style-name="P5">Obtain recording supplies: A head, Microphones, Sound stage, Sound software...</text:p>
        </text:list-item>
        <text:list-item>
          <text:p text:style-name="P5">Find or create a program that can walk through my recordings and determine differences between the stereo tracks.</text:p>
        </text:list-item>
        <text:list-item>
          <text:p text:style-name="P5">Find a way to represent the differences in a programmable algorithm.</text:p>
        </text:list-item>
      </text:list>
      <text:p text:style-name="Standard"/>
      <text:p text:style-name="P2">Hope Tasks:</text:p>
      <text:list xml:id="list774271313" text:style-name="L4">
        <text:list-item>
          <text:p text:style-name="P6">Obtain a head with lifelike skin, hair and ears. Or cover a cheap one with similar materials.</text:p>
        </text:list-item>
        <text:list-item>
          <text:p text:style-name="P6">Have some kind of mechanical way of moving the sound source around to increase the precision of knowing where the source is at any given time.</text:p>
        </text:list-item>
      </text:list>
      <text:p text:style-name="Standard"/>
      <text:p text:style-name="P2">Dream Tasks:</text:p>
      <text:list xml:id="list1910406365" text:style-name="L5">
        <text:list-item>
          <text:p text:style-name="P7">Use a professional sound recording studio to reduce the effect of unwanted sounds entering the recordings.</text:p>
        </text:list-item>
      </text:list>
      <text:p text:style-name="Standard"/>
      <text:p text:style-name="P12">Part 2</text:p>
      <text:p text:style-name="Standard"><text:tab/>Model the recordings into an algorithm. I'll either create or find a program that will scan the recordings and map out the differences in the left and right ears relating to: volume, time difference, frequency difference, and anything else I might find necessary.</text:p>
      <text:p text:style-name="Standard"/>
      <text:p text:style-name="Standard"><text:span text:style-name="T1">Core Tasks:</text:span></text:p>
      <text:list xml:id="list1582863513" text:style-name="L6">
        <text:list-item>
          <text:p text:style-name="P8">Find something that can help me determine the frequency of a given audio signal.</text:p>
        </text:list-item>
        <text:list-item>
          <text:p text:style-name="P8">Create a concise method for modeling the relationship between position and sound properties.</text:p>
        </text:list-item>
        <text:list-item>
          <text:p text:style-name="P8">Find out how to manipulate audio in ways such as adding a time delay and changing the pitch.</text:p>
        </text:list-item>
        <text:list-item>
          <text:p text:style-name="P8">Explore the OpenAL software and determine if it can help me in the decoding process or in any other way.</text:p>
        </text:list-item>
        <text:list-item>
          <text:p text:style-name="P8">Make a 3d world in OpenGL through which users can walk and hear various sounds coming from different places all around them.</text:p>
        </text:list-item>
      </text:list>
      <text:p text:style-name="Standard"/>
      <text:p text:style-name="Standard"><text:span text:style-name="T1">Hope Tasks:</text:span></text:p>
      <text:list xml:id="list2162549956" text:style-name="L7">
        <text:list-item>
          <text:p text:style-name="P9">Make a file format in which I can encode audio and position information to be decoded by the algorithms to create a fully immersive listening experience.</text:p>
        </text:list-item>
        <text:list-item>
          <text:p text:style-name="P9">Make a program that can play the encoded files.</text:p>
        </text:list-item>
      </text:list>
      <text:p text:style-name="Standard"/>
      <text:p text:style-name="P2">Dream Tasks:</text:p>
      <text:list xml:id="list862740563" text:style-name="L8">
        <text:list-item>
          <text:p text:style-name="P10">Make a web page that can run the binaural algorithms on the encoded files.</text:p>
        </text:list-item>
        <text:list-item>
          <text:p text:style-name="P10">Make an android app that can play the encoded audio files</text:p>
        </text:list-item>
      </text:list>
      <text:p text:style-name="Standard"/>
      <text:p text:style-name="P3">Examples:</text:p>
      <text:p text:style-name="P4"><text:tab/>Starkey Cetera Binaural Recording</text:p>
      <text:p text:style-name="P11"><text:tab/><text:tab/><text:a xlink:type="simple" xlink:href="http://www.4shared.com/mp3/nyXJ23u9/Virtual_Barbershop.html">http://www.4shared.com/mp3/nyXJ23u9/Virtual_Barbershop.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meta:initial-creator>
    <meta:creation-date>2012-01-27T12:23:30</meta:creation-date>
    <dc:date>2012-01-27T13:54:27</dc:date>
    <dc:creator>nick </dc:creator>
    <meta:editing-duration>PT1H30M58S</meta:editing-duration>
    <meta:editing-cycles>35</meta:editing-cycles>
    <meta:generator>LibreOffice/3.3$Unix LibreOffice_project/330m19$Build-401</meta:generator>
    <meta:document-statistic meta:table-count="0" meta:image-count="0" meta:object-count="0" meta:page-count="2" meta:paragraph-count="33" meta:word-count="505" meta:character-count="2936"/>
  </office:meta>
</office:document-meta>
</file>